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99000000532ED292E5C901EA73.png" manifest:media-type="image/png"/>
  <manifest:file-entry manifest:full-path="Pictures/10002C5000000FC800000888EF2C04D1620E6C15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yriad Pro" svg:font-family="'Myriad Pr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5.399cm" fo:margin-left="0.169cm" fo:margin-top="0cm" fo:margin-bottom="0cm" table:align="left" style:writing-mode="lr-tb"/>
    </style:style>
    <style:style style:name="Table3.A" style:family="table-column">
      <style:table-column-properties style:column-width="7.488cm"/>
    </style:style>
    <style:style style:name="Table3.B" style:family="table-column">
      <style:table-column-properties style:column-width="7.91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64cm" fo:padding-right="0.199cm" fo:padding-top="0.199cm" fo:padding-bottom="0.199cm" fo:border="0.5pt solid #999999"/>
    </style:style>
    <style:style style:name="P1" style:family="paragraph" style:parent-style-name="Kopf-_2f_Fußzeile_20_TH">
      <style:paragraph-properties>
        <style:tab-stops>
          <style:tab-stop style:position="15.503cm" style:type="right"/>
        </style:tab-stops>
      </style:paragraph-properties>
    </style:style>
    <style:style style:name="P2" style:family="paragraph" style:parent-style-name="Kopf-_2f_Fußzeile_20_TH">
      <style:paragraph-properties fo:text-align="center" style:justify-single-word="false">
        <style:tab-stops>
          <style:tab-stop style:position="15.503cm" style:type="right"/>
        </style:tab-stops>
      </style:paragraph-properties>
    </style:style>
    <style:style style:name="P3" style:family="paragraph" style:parent-style-name="Kopf-_2f_Fußzeile_20_TH">
      <style:paragraph-properties>
        <style:tab-stops>
          <style:tab-stop style:position="11.901cm"/>
        </style:tab-stops>
      </style:paragraph-properties>
    </style:style>
    <style:style style:name="P4" style:family="paragraph" style:parent-style-name="Standard">
      <style:paragraph-properties fo:margin-top="0cm" fo:margin-bottom="0.423cm" loext:contextual-spacing="false"/>
      <style:text-properties officeooo:paragraph-rsid="001c07c5"/>
    </style:style>
    <style:style style:name="P5" style:family="paragraph" style:parent-style-name="Überschrift_20_1_20_unnummeriert">
      <style:paragraph-properties fo:margin-top="0cm" fo:margin-bottom="0.423cm" loext:contextual-spacing="false" fo:break-before="page"/>
      <style:text-properties officeooo:paragraph-rsid="001c07c5"/>
    </style:style>
    <style:style style:name="P6" style:family="paragraph" style:parent-style-name="Content">
      <style:paragraph-properties fo:margin-top="0cm" fo:margin-bottom="0.423cm" loext:contextual-spacing="false"/>
      <style:text-properties officeooo:rsid="001c1d6c" officeooo:paragraph-rsid="001c1d6c"/>
    </style:style>
    <style:style style:name="P7" style:family="paragraph" style:parent-style-name="Fließtext_20_TH">
      <style:text-properties officeooo:rsid="001c1d6c"/>
    </style:style>
    <style:style style:name="P8" style:family="paragraph" style:parent-style-name="Fließtext_20_TH">
      <style:text-properties officeooo:rsid="001c1d6c" officeooo:paragraph-rsid="001c1d6c"/>
    </style:style>
    <style:style style:name="P9" style:family="paragraph" style:parent-style-name="Fließtext_20_TH">
      <style:text-properties officeooo:rsid="001c1d6c" officeooo:paragraph-rsid="001dec83"/>
    </style:style>
    <style:style style:name="P10" style:family="paragraph" style:parent-style-name="Fließtext_20_TH">
      <style:text-properties officeooo:rsid="001c1d6c" officeooo:paragraph-rsid="0020f75f"/>
    </style:style>
    <style:style style:name="P11" style:family="paragraph" style:parent-style-name="Fließtext_20_TH">
      <style:text-properties officeooo:rsid="001dec83" officeooo:paragraph-rsid="001dec83"/>
    </style:style>
    <style:style style:name="P12" style:family="paragraph" style:parent-style-name="Fließtext_20_TH">
      <style:text-properties officeooo:paragraph-rsid="001ef9f1"/>
    </style:style>
    <style:style style:name="P13" style:family="paragraph" style:parent-style-name="Fließtext_20_TH">
      <style:text-properties officeooo:rsid="002134ca" officeooo:paragraph-rsid="002134ca"/>
    </style:style>
    <style:style style:name="P14" style:family="paragraph" style:parent-style-name="Fließtext_20_TH">
      <style:text-properties officeooo:rsid="001c07c5" officeooo:paragraph-rsid="001dec83"/>
    </style:style>
    <style:style style:name="P15" style:family="paragraph" style:parent-style-name="Footnote">
      <style:text-properties officeooo:paragraph-rsid="00236e3f"/>
    </style:style>
    <style:style style:name="P16" style:family="paragraph" style:parent-style-name="Footnote">
      <style:text-properties officeooo:rsid="00236e3f" officeooo:paragraph-rsid="00236e3f"/>
    </style:style>
    <style:style style:name="P17" style:family="paragraph" style:parent-style-name="Titel_20__28_Titelseite_29__20_20_20_pt_20_TH">
      <style:paragraph-properties fo:margin-top="0cm" fo:margin-bottom="0.847cm" loext:contextual-spacing="false"/>
    </style:style>
    <style:style style:name="P18" style:family="paragraph" style:parent-style-name="Titel_20__28_Titelseite_29__20_20_20_pt_20_TH">
      <style:paragraph-properties fo:margin-top="0cm" fo:margin-bottom="0.847cm" loext:contextual-spacing="false"/>
      <style:text-properties officeooo:rsid="001c07c5" officeooo:paragraph-rsid="001c07c5"/>
    </style:style>
    <style:style style:name="P19" style:family="paragraph" style:parent-style-name="Content">
      <style:text-properties fo:color="#000000" fo:font-size="15.5pt" officeooo:rsid="001c1d6c" officeooo:paragraph-rsid="001ef9f1" style:font-size-asian="15.5pt" style:font-name-complex="Arial1"/>
    </style:style>
    <style:style style:name="P20" style:family="paragraph" style:parent-style-name="TabelleLabel">
      <style:text-properties officeooo:paragraph-rsid="001c07c5"/>
    </style:style>
    <style:style style:name="P21" style:family="paragraph" style:parent-style-name="TabelleContent">
      <style:text-properties officeooo:paragraph-rsid="001c07c5"/>
    </style:style>
    <style:style style:name="P22" style:family="paragraph" style:parent-style-name="TabelleContent">
      <style:text-properties officeooo:rsid="001c07c5" officeooo:paragraph-rsid="001c07c5"/>
    </style:style>
    <style:style style:name="P23" style:family="paragraph" style:parent-style-name="TabelleContent">
      <style:text-properties officeooo:rsid="001c07c5" officeooo:paragraph-rsid="001c1d6c"/>
    </style:style>
    <style:style style:name="P24" style:family="paragraph" style:parent-style-name="TOCTitel">
      <style:text-properties fo:color="#000000" fo:font-size="15.5pt" officeooo:paragraph-rsid="001c1d6c" style:letter-kerning="true" style:font-size-asian="15.5pt" style:font-name-complex="Arial1" style:font-size-complex="18pt" style:font-weight-complex="bold"/>
    </style:style>
    <style:style style:name="P25" style:family="paragraph" style:parent-style-name="TabelleTitel">
      <style:text-properties officeooo:rsid="001c07c5" officeooo:paragraph-rsid="001c07c5"/>
    </style:style>
    <style:style style:name="P26" style:family="paragraph" style:parent-style-name="Fließtext_20_TH">
      <style:paragraph-properties fo:margin-top="0cm" fo:margin-bottom="0.212cm" loext:contextual-spacing="false"/>
    </style:style>
    <style:style style:name="P27" style:family="paragraph" style:parent-style-name="Standard" style:master-page-name="First_20_Page">
      <style:paragraph-properties style:page-number="auto"/>
    </style:style>
    <style:style style:name="P28" style:family="paragraph" style:parent-style-name="Heading_20_1">
      <style:text-properties officeooo:paragraph-rsid="001c1d6c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Fließtext_20_TH">
      <style:paragraph-properties fo:margin-top="0cm" fo:margin-bottom="0.212cm" loext:contextual-spacing="false"/>
    </style:style>
    <style:style style:name="P31" style:family="paragraph" style:parent-style-name="Titel_20__28_Titelseite_29__20_20_20_pt_20_TH">
      <style:paragraph-properties fo:margin-top="0cm" fo:margin-bottom="0.847cm" loext:contextual-spacing="false"/>
    </style:style>
    <style:style style:name="P32" style:family="paragraph" style:parent-style-name="Content" style:list-style-name="WWNum3">
      <style:text-properties officeooo:rsid="001c1d6c" officeooo:paragraph-rsid="001c1d6c"/>
    </style:style>
    <style:style style:name="P33" style:family="paragraph">
      <loext:graphic-properties draw:fill="solid" draw:fill-color="#c60c0f"/>
      <style:paragraph-properties fo:text-align="start"/>
    </style:style>
    <style:style style:name="P34" style:family="paragraph">
      <loext:graphic-properties draw:fill="solid" draw:fill-color="#ea5b0c"/>
      <style:paragraph-properties fo:text-align="start"/>
    </style:style>
    <style:style style:name="P35" style:family="paragraph">
      <loext:graphic-properties draw:fill="solid" draw:fill-color="#b62584"/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color="#000000" fo:font-size="18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c07c5"/>
    </style:style>
    <style:style style:name="T2" style:family="text">
      <style:text-properties officeooo:rsid="001c1d6c"/>
    </style:style>
    <style:style style:name="T3" style:family="text">
      <style:text-properties officeooo:rsid="001dec83"/>
    </style:style>
    <style:style style:name="T4" style:family="text">
      <style:text-properties officeooo:rsid="001ef9f1"/>
    </style:style>
    <style:style style:name="T5" style:family="text">
      <style:text-properties officeooo:rsid="0020f75f"/>
    </style:style>
    <style:style style:name="T6" style:family="text">
      <style:text-properties officeooo:rsid="002681ab"/>
    </style:style>
    <style:style style:name="T7" style:family="text">
      <style:text-properties officeooo:rsid="002830c7"/>
    </style:style>
    <style:style style:name="T8" style:family="text">
      <style:text-properties officeooo:rsid="0028f1f5"/>
    </style:style>
    <style:style style:name="T9" style:family="text">
      <style:text-properties officeooo:rsid="002adec1"/>
    </style:style>
    <style:style style:name="T10" style:family="text">
      <style:text-properties officeooo:rsid="002b5c7d"/>
    </style:style>
    <style:style style:name="T11" style:family="text">
      <style:text-properties officeooo:rsid="002fbac5"/>
    </style:style>
    <style:style style:name="T12" style:family="text"/>
    <style:style style:name="fr1" style:family="graphic" style:parent-style-name="Graphics">
      <style:graphic-properties fo:margin-left="0.318cm" fo:margin-right="0.318cm" fo:margin-top="0cm" fo:margin-bottom="0.002cm" style:run-through="back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9cm" fo:margin-top="0cm" fo:margin-bottom="0.021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.071cm" draw:fill="solid" draw:fill-color="#c60c0f" draw:textarea-vertical-align="middle" draw:auto-grow-height="false" draw:fit-to-size="false" style:shrink-to-fit="false" fo:min-height="0cm" fo:min-width="4.72cm" fo:padding-top="0.127cm" fo:padding-bottom="0.127cm" fo:padding-left="0.254cm" fo:padding-right="0.254cm" fo:wrap-option="wrap" style:run-through="background"/>
    </style:style>
    <style:style style:name="gr3" style:family="graphic">
      <style:graphic-properties draw:stroke="none" svg:stroke-width="0.071cm" draw:fill="solid" draw:fill-color="#ea5b0c" draw:textarea-vertical-align="middle" draw:auto-grow-height="false" draw:fit-to-size="false" style:shrink-to-fit="false" fo:min-height="0cm" fo:min-width="4.72cm" fo:padding-top="0.127cm" fo:padding-bottom="0.127cm" fo:padding-left="0.254cm" fo:padding-right="0.254cm" fo:wrap-option="wrap" style:run-through="background"/>
    </style:style>
    <style:style style:name="gr4" style:family="graphic">
      <style:graphic-properties draw:stroke="none" svg:stroke-width="0.071cm" draw:fill="solid" draw:fill-color="#b62584" draw:textarea-vertical-align="middle" draw:auto-grow-height="false" draw:fit-to-size="false" style:shrink-to-fit="false" fo:min-height="0cm" fo:min-width="4.718cm" fo:padding-top="0.127cm" fo:padding-bottom="0.127cm" fo:padding-left="0.254cm" fo:padding-right="0.254cm" fo:wrap-option="wrap" style:run-through="background"/>
    </style:style>
    <style:style style:name="gr5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6.001cm" fo:margin-bottom="18.011cm" style:run-through="background" style:wrap="none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variable-decls>
        <text:variable-decl office:value-type="string" text:name="Projekttitel"/>
        <text:variable-decl office:value-type="string" text:name="&quot;Projekttitel&quot;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7"><draw:custom-shape text:anchor-type="paragraph" draw:z-index="3" draw:name="Textfeld 9" draw:style-name="gr5" draw:text-style-name="P37" svg:width="15.294cm" svg:height="5.232cm" svg:x="2.619cm" svg:y="5.001cm"><text:p text:style-name="Dachzeile_20__28_Titelseite_29__20_TH">Systementwurfs-Praktikum</text:p><text:h text:style-name="P17" text:outline-level="1"><text:span text:style-name="fett_20_TH"><text:span text:style-name="T1">driving-e-car.de</text:span></text:span><text:span text:style-name="fett_20_TH"><text:variable-input text:name="Projekttitel" text:description="&quot;Wie lautet der Projekttitel?&quot; " text:display="none" text:formula="ooow:fsdfdsf" office:value-type="string" office:string-value="fsdfdsf"/></text:span><text:span text:style-name="fett_20_TH"><text:variable-input text:name="Projekttitel" text:description="&quot;Wie lautet der Name des Projekts?&quot; " text:display="none" text:formula="ooow:sdfsdfsdf" office:value-type="string" office:string-value="sdfsdfsdf"/></text:span></text:h><text:h text:style-name="P18" text:outline-level="1">Besprechnungsprotokoll</text:h><text:p text:style-name="Fließtext_20_TH">Autor(en): <text:tab/><text:span text:style-name="fett_20_TH"><text:span text:style-name="T1">Matthias Eberlein, Florian Heinrich</text:span></text:span></text:p><text:p text:style-name="Fließtext_20_TH">Datum <text:tab/><text:tab/><text:span text:style-name="T1">05</text:span>.<text:span text:style-name="T1">11</text:span>.<text:span text:style-name="T1">201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feld 9" draw:style-name="gr5" draw:text-style-name="P36" svg:width="15.295cm" svg:height="5.229cm" svg:x="2.619cm" svg:y="5.001cm"><text:p text:style-name="Dachzeile_20__28_Titelseite_29__20_TH">Systementwurfs-Praktikum</text:p><text:h text:style-name="P17" text:outline-level="1"><text:span text:style-name="fett_20_TH">driving-e-car.de</text:span><text:span text:style-name="fett_20_TH"><text:variable-input text:name="&quot;Projekttitel&quot;" text:description="&quot;Wie lautet der Projekttitel?&quot;  " text:display="none" office:value-type="string"/></text:span><text:span text:style-name="fett_20_TH"><text:variable-input text:name="&quot;Projekttitel&quot;" text:description="&quot;Wie lautet der Name des Projekts?&quot;  " text:display="none" office:value-type="string"/></text:span></text:h><text:h text:style-name="P17" text:outline-level="1">Besprechnungsprotokoll</text:h><text:p text:style-name="Fließtext_20_TH">Autor(en): <text:tab/><text:span text:style-name="fett_20_TH">Matthias Eberlein, Florian Heinrich</text:span></text:p><text:p text:style-name="P26">Datum <text:tab/><text:tab/>05.11.2018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feld 9" draw:style-name="gr5" draw:text-style-name="P36" svg:width="15.295cm" svg:height="5.229cm" svg:x="2.619cm" svg:y="5.001cm"><text:p text:style-name="Dachzeile_20__28_Titelseite_29__20_TH">Systementwurfs-Praktikum</text:p><text:h text:style-name="P17" text:outline-level="1"><text:span text:style-name="fett_20_TH">driving-e-car.de</text:span><text:span text:style-name="fett_20_TH"><text:variable-input text:name="&quot;Projekttitel&quot;" text:description="&quot;Wie lautet der Projekttitel?&quot;  " text:display="none" office:value-type="string"/></text:span><text:span text:style-name="fett_20_TH"><text:variable-input text:name="&quot;Projekttitel&quot;" text:description="&quot;Wie lautet der Name des Projekts?&quot;  " text:display="none" office:value-type="string"/></text:span></text:h><text:h text:style-name="P17" text:outline-level="1">Besprechnungsprotokoll</text:h><text:p text:style-name="Fließtext_20_TH">Autor(en): <text:tab/><text:span text:style-name="fett_20_TH">Matthias Eberlein, Florian Heinrich</text:span></text:p><text:p text:style-name="P26">Datum <text:tab/><text:tab/>05.11.2018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start text:name="OLE_LINK12"/><text:bookmark-start text:name="OLE_LINK13"/></text:p>
        <text:h text:style-name="P5" text:outline-level="1"><text:bookmark-end text:name="OLE_LINK12"/><text:bookmark-end text:name="OLE_LINK13"/></text:h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table:number-columns-spanned="2" office:value-type="string">
              <text:p text:style-name="P20">Thema der Besprechung</text:p>
              <text:p text:style-name="P25"><text:bookmark-start text:name="__RefHeading___Toc508_1115654138"/>Lastenheft Übergabe und Status Update<text:bookmark-end text:name="__RefHeading___Toc508_1115654138"/></text:p>
            </table:table-cell>
            <table:covered-table-cell/>
          </table:table-row>
          <table:table-row table:style-name="Table3.1">
            <table:table-cell table:style-name="Table3.A1" office:value-type="string">
              <text:p text:style-name="P20">Datum/ Zeit</text:p>
              <text:p text:style-name="P21"><text:span text:style-name="T1">0</text:span>2.<text:span text:style-name="T1">11</text:span>.20<text:span text:style-name="T1">18</text:span></text:p>
            </table:table-cell>
            <table:table-cell table:style-name="Table3.A1" office:value-type="string">
              <text:p text:style-name="P20">Ort/ Raum</text:p>
              <text:p text:style-name="P22"><text:span text:style-name="T5">TH-Köln Deutz / </text:span>ZW7-17/21 (Informatik Labor)</text:p>
            </table:table-cell>
          </table:table-row>
          <table:table-row table:style-name="Table3.1">
            <table:table-cell table:style-name="Table3.A1" office:value-type="string">
              <text:p text:style-name="P20">Beginn/ Uhrzeit</text:p>
              <text:p text:style-name="P21">1<text:span text:style-name="T1">4</text:span>:<text:span text:style-name="T1">20</text:span> Uhr</text:p>
            </table:table-cell>
            <table:table-cell table:style-name="Table3.A1" office:value-type="string">
              <text:p text:style-name="P20">Ende/ Uhrzeit</text:p>
              <text:p text:style-name="P21">1<text:span text:style-name="T1">4</text:span>:<text:span text:style-name="T1">40</text:span> Uhr</text:p>
            </table:table-cell>
          </table:table-row>
          <table:table-row table:style-name="Table3.1">
            <table:table-cell table:style-name="Table3.A1" office:value-type="string">
              <text:p text:style-name="P20">Anwesende</text:p>
              <text:p text:style-name="P22">Prof. Dr. Klaus Rüdiger Jarzina, <text:span text:style-name="T2">Auftraggeber</text:span></text:p>
              <text:p text:style-name="P22">Matthias Eberlein, <text:span text:style-name="T2">Auftragnehmer</text:span></text:p>
              <text:p text:style-name="P23">Fahri Kus, <text:span text:style-name="T2">Auftragnehmer</text:span></text:p>
              <text:p text:style-name="P23">Simon Kreuziger, <text:span text:style-name="T2">Auftragnehmer</text:span></text:p>
              <text:p text:style-name="P23">Florian Heinrich, <text:span text:style-name="T2">Auftragnehmer</text:span></text:p>
            </table:table-cell>
            <table:table-cell table:style-name="Table3.A1" office:value-type="string">
              <text:p text:style-name="P20">Abwesende</text:p>
              <text:p text:style-name="P21">--</text:p>
            </table:table-cell>
          </table:table-row>
          <table:table-row table:style-name="Table3.1">
            <table:table-cell table:style-name="Table3.A1" office:value-type="string">
              <text:p text:style-name="P20">Leitung der Besprechung</text:p>
              <text:p text:style-name="P23">Prof. Dr. Klaus Rüdiger Jarzina</text:p>
            </table:table-cell>
            <table:table-cell table:style-name="Table3.A1" office:value-type="string">
              <text:p text:style-name="P20">Protokollführung</text:p>
              <text:p text:style-name="P23">Matthias Eberlein</text:p>
            </table:table-cell>
          </table:table-row>
        </table:table>
        <text:p text:style-name="P4"/>
        <text:p text:style-name="P24">Tagesordnung</text:p>
        <text:list xml:id="list3229015377" text:style-name="WWNum3">
          <text:list-item>
            <text:p text:style-name="P32">Übergabe des Lastenhefts</text:p>
          </text:list-item>
          <text:list-item>
            <text:p text:style-name="P32">Status Update</text:p>
          </text:list-item>
          <text:list-item>
            <text:p text:style-name="P32">Klärung offener Punkte und Thematisierung von Anregungen</text:p>
          </text:list-item>
        </text:list>
        <text:p text:style-name="P6"/>
        <text:p text:style-name="TOCTitel"/>
        <text:h text:style-name="P29" text:outline-level="1">TOP1: <text:span text:style-name="T2">Übergabe des Lastenhefts</text:span></text:h>
        <text:p text:style-name="P8">Das Lastenheft wurde, wie <text:span text:style-name="T11">erbeten,</text:span> zusätzlich zu der bereits digital bereitgestellten Version, in ausgedruckter Form an <text:span text:style-name="T1">Prof. Dr. Klaus Rüdiger Jarzina </text:span>übergeben.</text:p>
        <text:p text:style-name="P8">Es wurde anschließend nicht näher auf das Lastenheft eingegangen.</text:p>
        <text:p text:style-name="P8"/>
        <text:p text:style-name="P8"/>
        <text:h text:style-name="P28" text:outline-level="1">TOP<text:span text:style-name="T4">2</text:span>: <text:span text:style-name="T2">Status Update</text:span></text:h>
        <text:h text:style-name="Heading_20_2" text:outline-level="2">WireFrames<text:note text:id="ftn1" text:note-class="footnote"><text:note-citation>1</text:note-citation><text:note-body><text:p text:style-name="P15">Anders als ein "Mock-up", ein visueller Prototyp, wird der Begriff Wireframe dazu benutzt, einen sehr frühen konzeptionellen Entwurf einer Website oder eines Software-Frontends darzustellen. Dabei spielt die Gestaltung und Funktion noch keine Rolle. Das Augenmerk liegt auf der Anordnung von Elementen und der Benutzerführung (UX, Benutzererfahrung). </text:p></text:note-body></text:note></text:h>
        <text:p text:style-name="P14">Prof. Dr. Klaus Rüdiger Jarzina wurden erste Entwürfe von WireFrames präsentiert, um spätere <text:span text:style-name="T11">Di</text:span>sk<text:span text:style-name="T7">r</text:span>epanzen bzgl. des grundsätzlichen Aufbaus abzuwenden.</text:p>
        <text:p text:style-name="P9"><text:span text:style-name="T1">Prof. Dr. Klaus Rüdiger Jarzina teilte den </text:span>Auftragnehmer<text:span text:style-name="T8">n</text:span> <text:span text:style-name="T3">mit, dass ihm das Aussehen zunächst nebensächlich sei und sie sich auf den Such-Algorithmus konzentrieren sollen. Dieser sei besonders anspruchsvoll und beliebig komplex.</text:span></text:p>
        <text:p text:style-name="P9"/>
        <text:h text:style-name="Heading_20_2" text:outline-level="2">System Architektur</text:h>
        <text:p text:style-name="P11">Es ist gewünscht, <text:span text:style-name="T9">dass</text:span> das Projekt sowohl als Web Applikation als auch als Mobil Applikation zur Verfügung gestellt wird. Die <text:span text:style-name="T2">Auftragnehmer </text:span>haben aus diesem Grund ein Konzept entwickelt, welche<text:span text:style-name="T10">s</text:span> diese Anforderung ermöglichen soll. Dieses Konzept wurde <text:span text:style-name="T1">Prof. Dr. Klaus Rüdiger Jarzina </text:span>mittels eines kleinen Beispiels vorgestellt.</text:p>
        <text:p text:style-name="P13">D<text:span text:style-name="T3">ie Auftragnehmer </text:span>konnten somit die Machbarkeit dieser Anforderung aus technischer Sicht bestätigen.</text:p>
        <text:p text:style-name="P10"><text:span text:style-name="T1">Prof. Dr. Klaus Rüdiger Jarzina zeigte sich begeistert und lobte das Engagement der </text:span>Auftragnehmer. <text:span text:style-name="T5">Er teilte zudem seine WhatsApp-Kontaktdaten</text:span><text:span text:style-name="T5"><text:note text:id="ftn2" text:note-class="footnote"><text:note-citation>2</text:note-citation><text:note-body><text:p text:style-name="P16">Tel.: +49 1<text:span text:style-name="T6">520 448 29 29</text:span></text:p></text:note-body></text:note></text:span><text:span text:style-name="T5"> den </text:span>Auftragnehmer<text:span text:style-name="T5">n mit, um ihnen die Möglichkeit zu geben, auch am Wochenende das Projekt voran zu treiben.</text:span></text:p>
        <text:p text:style-name="Fließtext_20_TH"/>
        <text:p text:style-name="Fließtext_20_TH"/>
        <text:p text:style-name="P19"><text:span text:style-name="T4">TOP3: </text:span>Klärung offener Punkte und Thematisierung von Anregungen</text:p>
        <text:p text:style-name="P12">Es bestand kein weiteres Zeitkontingent für weitere ausführliche Fragen <text:span text:style-name="T4">oder </text:span>Anregungen, <text:span text:style-name="T4">da Prof. Dr. Klaus Rüdiger Jarzina anderen Verpflichtungen nachgehen musste.</text:span>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yriad Pro" svg:font-family="'Myriad Pr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line-height="122%"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Fließtext_20_TH" style:default-outline-level="1" style:class="text" style:master-page-name="">
      <loext:graphic-properties draw:fill="none" draw:fill-color="#729fcf"/>
      <style:paragraph-properties fo:margin-top="0cm" fo:margin-bottom="0.176cm" loext:contextual-spacing="true" fo:line-height="100%" fo:keep-together="always" fo:orphans="0" fo:widows="0" style:page-number="auto" fo:break-before="auto" fo:break-after="auto" fo:background-color="transparent" fo:keep-with-next="always">
        <style:tab-stops>
          <style:tab-stop style:position="1.401cm"/>
        </style:tab-stops>
      </style:paragraph-properties>
      <style:text-properties fo:color="#000000" fo:font-size="15.5pt" style:font-size-asian="15.5pt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Fließtext_20_TH" style:default-outline-level="2" style:class="text">
      <style:paragraph-properties fo:margin-top="0.265cm" fo:margin-bottom="0.088cm" loext:contextual-spacing="true" fo:line-height="110%" fo:hyphenation-ladder-count="no-limit" fo:keep-with-next="always">
        <style:tab-stops>
          <style:tab-stop style:position="1.401cm"/>
        </style:tab-stops>
      </style:paragraph-properties>
      <style:text-properties fo:color="#000000" fo:font-size="12pt" style:font-size-asian="12pt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_20_2" style:next-style-name="Fließtext_20_TH" style:default-outline-level="3" style:class="text">
      <style:paragraph-properties fo:margin-left="1.05cm" fo:margin-right="0cm" fo:margin-top="0.176cm" fo:margin-bottom="0.044cm" loext:contextual-spacing="true" fo:line-height="122%" fo:keep-together="always" fo:hyphenation-ladder-count="no-limit" fo:text-indent="-1.05cm" style:auto-text-indent="false"/>
      <style:text-properties fo:font-size="10pt" fo:font-weight="bold" style:font-size-asian="10pt" style:rfc-language-tag-asian="x-none" style:font-weight-asian="bold" style:font-size-complex="12pt" fo:hyphenate="true" fo:hyphenation-remain-char-count="2" fo:hyphenation-push-char-count="2"/>
    </style:style>
    <style:style style:name="Heading_20_4" style:display-name="Heading 4" style:family="paragraph" style:parent-style-name="Standard" style:next-style-name="Fließtext_20_TH" style:default-outline-level="4" style:class="text">
      <style:paragraph-properties fo:margin-top="0.176cm" fo:margin-bottom="0.044cm" loext:contextual-spacing="false" fo:text-align="start" style:justify-single-word="false" fo:orphans="2" fo:widows="2" fo:keep-with-next="always" style:writing-mode="lr-tb"/>
      <style:text-properties fo:color="#000000" fo:font-style="italic" style:font-style-asian="italic" style:font-size-complex="11.5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font-style="italic" fo:font-weight="bold" style:font-size-asian="8pt" style:font-style-asian="italic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0000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OC_20_Heading" style:display-name="TOC Heading" style:family="paragraph" style:parent-style-name="Überschrift_20_1_20_unnummeriert" style:next-style-name="Standard" style:default-outline-level="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Contents_20_3" style:display-name="Contents 3" style:family="paragraph" style:parent-style-name="Contents_20_1" style:next-style-name="Standard" style:default-outline-level="" style:class="index">
      <style:paragraph-properties fo:margin-left="1.602cm" fo:margin-right="0cm" fo:text-indent="0cm" style:auto-text-indent="false">
        <style:tab-stops>
          <style:tab-stop style:position="2.2cm"/>
        </style:tab-stops>
      </style:paragraph-properties>
      <style:text-properties fo:font-weight="normal" style:font-weight-asian="normal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.801cm" fo:margin-right="0cm" fo:margin-top="0cm" fo:margin-bottom="0cm" loext:contextual-spacing="false" fo:keep-together="always" fo:text-indent="-0.801cm" style:auto-text-indent="false" fo:keep-with-next="always">
        <style:tab-stops>
          <style:tab-stop style:position="0.801cm"/>
          <style:tab-stop style:position="15.503cm" style:type="right" style:leader-style="dotted" style:leader-text="."/>
        </style:tab-stops>
      </style:paragraph-properties>
      <style:text-properties fo:color="#000000" fo:font-weight="bold" style:font-weight-asian="bold" style:font-size-complex="9pt"/>
    </style:style>
    <style:style style:name="Überschrift_20_2_20_unnummeriert" style:display-name="Überschrift 2 unnummeriert" style:family="paragraph" style:parent-style-name="Heading_20_2" style:next-style-name="Fließtext_20_TH" style:default-outline-level="" style:list-style-name="">
      <style:paragraph-properties fo:keep-together="always">
        <style:tab-stops>
          <style:tab-stop style:position="0.801cm"/>
          <style:tab-stop style:position="1.401cm"/>
        </style:tab-stops>
      </style:paragraph-properties>
      <style:text-properties style:letter-kerning="true" style:font-name-complex="Arial1" style:font-family-complex="Arial" style:font-family-generic-complex="system" style:font-pitch-complex="variable" style:font-size-complex="18pt" style:font-weight-complex="normal"/>
    </style:style>
    <style:style style:name="Fließtext_20_TH" style:display-name="Fließtext TH" style:family="paragraph" style:parent-style-name="Standard" style:default-outline-level="">
      <style:text-properties fo:color="#000000"/>
    </style:style>
    <style:style style:name="Überschrift_20_1_20_unnummeriert" style:display-name="Überschrift 1 unnummeriert" style:family="paragraph" style:next-style-name="Fließtext_20_TH" style:default-outline-level="1" style:list-style-name="">
      <style:paragraph-properties fo:margin-top="0cm" fo:margin-bottom="0.176cm" loext:contextual-spacing="false" fo:line-height="100%" fo:text-align="start" style:justify-single-word="false" fo:keep-together="always" fo:orphans="2" fo:widows="2" fo:break-before="page" fo:keep-with-next="always" style:writing-mode="lr-tb">
        <style:tab-stops>
          <style:tab-stop style:position="0.801cm"/>
          <style:tab-stop style:position="1.401cm"/>
        </style:tab-stops>
      </style:paragraph-properties>
      <style:text-properties fo:color="#000000" fo:font-size="15.5pt" style:letter-kerning="true" style:font-size-asian="15.5pt" style:font-name-complex="Arial1" style:font-family-complex="Arial" style:font-family-generic-complex="system" style:font-pitch-complex="variable" style:font-size-complex="18pt" style:font-weight-complex="bold"/>
    </style:style>
    <style:style style:name="Tabellentext_20_8.5_20_pt_20_TH_20_linksbündig" style:display-name="Tabellentext 8.5 pt TH linksbündig" style:family="paragraph" style:default-outline-level="">
      <style:paragraph-properties fo:margin-top="0cm" fo:margin-bottom="0cm" loext:contextual-spacing="false" fo:line-height="110%" fo:text-align="start" style:justify-single-word="false" fo:keep-together="always" fo:orphans="2" fo:widows="2" style:writing-mode="lr-tb"/>
      <style:text-properties fo:color="#000000" fo:font-size="8.5pt" style:font-name-asian="Calibri" style:font-family-asian="Calibri" style:font-family-generic-asian="system" style:font-pitch-asian="variable" style:font-size-asian="8.5pt" style:font-size-complex="8.5pt"/>
    </style:style>
    <style:style style:name="Aufzählung_20_Strich_20_TH_20_eingerückt" style:display-name="Aufzählung Strich TH eingerückt" style:family="paragraph" style:parent-style-name="Standard" style:default-outline-level="">
      <style:paragraph-properties fo:margin-top="0.212cm" fo:margin-bottom="0.088cm" loext:contextual-spacing="true"/>
      <style:text-properties fo:color="#000000"/>
    </style:style>
    <style:style style:name="Aufzählung_20_Strich_20_TH" style:display-name="Aufzählung Strich TH" style:family="paragraph" style:parent-style-name="Standard" style:default-outline-level="">
      <style:paragraph-properties fo:margin-top="0.088cm" fo:margin-bottom="0.088cm" loext:contextual-spacing="true"/>
      <style:text-properties fo:color="#000000" style:font-name-asian="Myriad Pro" style:font-family-asian="'Myriad Pro'" style:font-family-generic-asian="system" style:font-pitch-asian="variable" style:font-name-complex="Myriad Pro" style:font-family-complex="'Myriad Pro'" style:font-family-generic-complex="system" style:font-pitch-complex="variable" style:font-size-complex="20pt"/>
    </style:style>
    <style:style style:name="Aufzählung_20_a-b-c_20_TH" style:display-name="Aufzählung a-b-c TH" style:family="paragraph" style:parent-style-name="Standard" style:default-outline-level="">
      <style:paragraph-properties fo:margin-top="0.212cm" fo:margin-bottom="0.088cm" loext:contextual-spacing="true"/>
      <style:text-properties fo:color="#000000"/>
    </style:style>
    <style:style style:name="Aufzählung_20_1-2-3_20_TH" style:display-name="Aufzählung 1-2-3 TH" style:family="paragraph" style:parent-style-name="Aufzählung_20_a-b-c_20_TH" style:default-outline-level=""/>
    <style:style style:name="Aufzählung_20_1-2-3_20_TH_20_eingerückt" style:display-name="Aufzählung 1-2-3 TH eingerückt" style:family="paragraph" style:parent-style-name="Aufzählung_20_1-2-3_20_TH" style:default-outline-level="">
      <style:paragraph-properties fo:margin-top="0.212cm" fo:margin-bottom="0.212cm" loext:contextual-spacing="true"/>
    </style:style>
    <style:style style:name="caption" style:family="paragraph" style:parent-style-name="Tabellentext_20_8.5_20_pt_20_TH_20_linksbündig" style:next-style-name="Tabellentext_20_8.5_20_pt_20_TH_20_linksbündig" style:default-outline-level="">
      <style:paragraph-properties fo:margin-top="0.212cm" fo:margin-bottom="0.459cm" loext:contextual-spacing="false" fo:line-height="122%"/>
      <style:text-properties fo:font-size="7.5pt" style:font-size-asian="7.5pt" style:font-size-complex="9pt" style:font-weight-complex="bold"/>
    </style:style>
    <style:style style:name="Überschrift_20_3_20_unnummeriert" style:display-name="Überschrift 3 unnummeriert" style:family="paragraph" style:parent-style-name="Überschrift_20_2_20_unnummeriert" style:next-style-name="Fließtext_20_TH" style:default-outline-level="3">
      <style:paragraph-properties fo:margin-top="0.176cm" fo:margin-bottom="0.044cm" loext:contextual-spacing="true" fo:line-height="122%"/>
      <style:text-properties fo:font-size="10pt" fo:font-weight="bold" style:font-size-asian="10pt" style:font-weight-asian="bold"/>
    </style:style>
    <style:style style:name="Footnote" style:family="paragraph" style:parent-style-name="Fließtext_20_TH" style:default-outline-level="" style:class="extra">
      <style:paragraph-properties fo:margin-left="0.4cm" fo:margin-right="0cm" fo:margin-top="0cm" fo:margin-bottom="0.106cm" loext:contextual-spacing="false" fo:text-indent="-0.4cm" style:auto-text-indent="false">
        <style:tab-stops>
          <style:tab-stop style:position="0.4cm"/>
        </style:tab-stops>
      </style:paragraph-properties>
      <style:text-properties fo:font-size="7.5pt" style:font-name-asian="Calibri" style:font-family-asian="Calibri" style:font-family-generic-asian="system" style:font-pitch-asian="variable" style:font-size-asian="7.5pt"/>
    </style:style>
    <style:style style:name="Tabellentext_20_8.5_20_pt_20_TH_20_rechtsbündig" style:display-name="Tabellentext 8.5 pt TH rechtsbündig" style:family="paragraph" style:parent-style-name="Tabellentext_20_8.5_20_pt_20_TH_20_zentriert" style:default-outline-level="">
      <style:paragraph-properties fo:text-align="end" style:justify-single-word="false"/>
    </style:style>
    <style:style style:name="Tabellentext_20_8.5_20_pt_20_TH_20_zentriert" style:display-name="Tabellentext 8.5 pt TH zentriert" style:family="paragraph" style:parent-style-name="Tabellentext_20_8.5_20_pt_20_TH_20_linksbündig" style:default-outline-level="">
      <style:paragraph-properties fo:text-align="center" style:justify-single-word="false"/>
    </style:style>
    <style:style style:name="Überschrift_20_4_20_unnummeriert" style:display-name="Überschrift 4 unnummeriert" style:family="paragraph" style:next-style-name="Fließtext_20_TH" style:default-outline-level="4" style:list-style-name="">
      <style:paragraph-properties fo:margin-top="0.176cm" fo:margin-bottom="0.044cm" loext:contextual-spacing="false" fo:text-align="start" style:justify-single-word="false" fo:keep-together="always" fo:orphans="2" fo:widows="2" fo:keep-with-next="always" style:writing-mode="lr-tb">
        <style:tab-stops>
          <style:tab-stop style:position="0.801cm"/>
        </style:tab-stops>
      </style:paragraph-properties>
      <style:text-properties fo:color="#000000" fo:font-style="italic" style:letter-kerning="true" style:rfc-language-tag-asian="x-none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801cm" fo:margin-right="0cm" fo:margin-top="0cm" fo:margin-bottom="0cm" loext:contextual-spacing="false" fo:keep-together="always" fo:text-indent="-0.801cm" style:auto-text-indent="false">
        <style:tab-stops>
          <style:tab-stop style:position="0.801cm"/>
          <style:tab-stop style:position="15.503cm" style:type="right" style:leader-style="dotted" style:leader-text="."/>
        </style:tab-stops>
      </style:paragraph-properties>
      <style:text-properties fo:color="#000000" style:font-size-complex="9pt"/>
    </style:style>
    <style:style style:name="Kopf-_2f_Fußzeile_20_TH" style:display-name="Kopf-/Fußzeile TH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fo:font-size="7.5pt" style:font-size-asian="7.5pt" style:font-size-complex="8.5pt"/>
    </style:style>
    <style:style style:name="Fließtext_20_TH_20__28_nummeriert_29_" style:display-name="Fließtext TH (nummeriert)" style:family="paragraph" style:parent-style-name="Fließtext_20_TH" style:default-outline-level="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Dachzeile_20__28_Titelseite_29__20_TH" style:display-name="Dachzeile (Titelseite) TH" style:family="paragraph" style:parent-style-name="Fließtext_20_TH" style:default-outline-level="">
      <style:text-properties fo:font-size="12pt" style:font-size-asian="12pt" style:font-size-complex="10.5pt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2.401cm" fo:margin-right="0cm" fo:margin-top="0cm" fo:margin-bottom="0cm" loext:contextual-spacing="false" fo:text-indent="-0.801cm" style:auto-text-indent="false">
        <style:tab-stops>
          <style:tab-stop style:position="0.801cm"/>
          <style:tab-stop style:position="1.602cm"/>
          <style:tab-stop style:position="2.2cm"/>
          <style:tab-stop style:position="15.503cm" style:type="right" style:leader-style="dotted" style:leader-text="."/>
        </style:tab-stops>
      </style:paragraph-properties>
      <style:text-properties fo:color="#000000"/>
    </style:style>
    <style:style style:name="Aufzählung_20_a-b-c_20_TH_20_eingerückt" style:display-name="Aufzählung a-b-c TH eingerückt" style:family="paragraph" style:parent-style-name="Aufzählung_20_a-b-c_20_TH" style:default-outline-level="">
      <style:paragraph-properties fo:margin-top="0.212cm" fo:margin-bottom="0.212cm" loext:contextual-spacing="true"/>
    </style:style>
    <style:style style:name="Aufzählung_20_Strich_20_TH_20_2xeingerückt" style:display-name="Aufzählung Strich TH 2xeingerückt" style:family="paragraph" style:parent-style-name="Aufzählung_20_Strich_20_TH_20_eingerückt" style:default-outline-level="">
      <style:paragraph-properties fo:margin-top="0.088cm" fo:margin-bottom="0.088cm" loext:contextual-spacing="true"/>
    </style:style>
    <style:style style:name="Programmcode" style:family="paragraph" style:parent-style-name="Fließtext_20_TH" style:default-outline-level="">
      <style:paragraph-properties fo:margin-top="0cm" fo:margin-bottom="0cm" loext:contextual-spacing="false" fo:line-height="115%"/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el_20__28_Titelseite_29__20_20_20_pt_20_TH" style:display-name="Titel (Titelseite) 20 pt TH" style:family="paragraph" style:parent-style-name="Standard" style:default-outline-level="1" style:list-style-name="">
      <style:paragraph-properties fo:margin-top="0cm" fo:margin-bottom="0.353cm" loext:contextual-spacing="false" fo:line-height="100%"/>
      <style:text-properties fo:font-size="20pt" style:font-size-asian="20pt" style:font-name-complex="Arial1" style:font-family-complex="Arial" style:font-family-generic-complex="system" style:font-pitch-complex="variable" style:font-size-complex="17pt"/>
    </style:style>
    <style:style style:name="Fließtext_20_TH_20_eingerückt" style:display-name="Fließtext TH eingerückt" style:family="paragraph" style:parent-style-name="Fließtext_20_TH" style:default-outline-level="">
      <style:paragraph-properties fo:margin-left="0.801cm" fo:margin-right="0cm" fo:text-indent="0cm" style:auto-text-indent="false"/>
    </style:style>
    <style:style style:name="Text_20_7.5_20_pt_20_TH" style:display-name="Text 7.5 pt TH" style:family="paragraph" style:parent-style-name="Standard" style:default-outline-level="">
      <style:paragraph-properties fo:margin-top="0.088cm" fo:margin-bottom="0.212cm" loext:contextual-spacing="false">
        <style:tab-stops>
          <style:tab-stop style:position="3.401cm"/>
        </style:tab-stops>
      </style:paragraph-properties>
      <style:text-properties fo:color="#000000" fo:font-size="7.5pt" style:font-size-asian="7.5pt" style:font-size-complex="7.5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01cm" fo:margin-right="0.3cm" fo:line-height="132%" fo:text-indent="-0.801cm" style:auto-text-indent="false">
        <style:tab-stops>
          <style:tab-stop style:position="15.081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Tabellenkopfzeile_20_TH" style:display-name="Tabellenkopfzeile TH" style:family="paragraph" style:parent-style-name="Tabellentext_20_8.5_20_pt_20_TH_20_linksbündig" style:default-outline-level=""/>
    <style:style style:name="Frame_20_contents" style:display-name="Frame contents" style:family="paragraph" style:parent-style-name="Standard" style:class="extra"/>
    <style:style style:name="TabelleLabel" style:family="paragraph" style:default-outline-level="">
      <style:paragraph-properties fo:margin-top="0cm" fo:margin-bottom="0.199cm" loext:contextual-spacing="false" fo:text-align="start" style:justify-single-word="false" fo:orphans="0" fo:widows="0" style:writing-mode="lr-tb">
        <style:tab-stops>
          <style:tab-stop style:position="8.999cm"/>
        </style:tab-stops>
      </style:paragraph-properties>
      <style:text-properties fo:color="#999999" style:font-name="Arial" fo:font-family="Arial" style:font-family-generic="roman" style:font-pitch="variable" fo:font-size="11pt" fo:letter-spacing="0.007cm" fo:font-weight="bold" style:font-size-asian="11pt" style:font-weight-asian="bold" style:font-size-complex="9pt"/>
    </style:style>
    <style:style style:name="TabelleTitel" style:family="paragraph" style:default-outline-level="">
      <style:paragraph-properties fo:margin-top="0cm" fo:margin-bottom="0.199cm" loext:contextual-spacing="false" fo:text-align="start" style:justify-single-word="false" fo:orphans="0" fo:widows="0" style:writing-mode="lr-tb"/>
      <style:text-properties fo:color="#00000a" style:font-name="Arial" fo:font-family="Arial" style:font-family-generic="roman" style:font-pitch="variable" fo:font-size="14pt" style:font-size-asian="14pt"/>
    </style:style>
    <style:style style:name="Content" style:family="paragraph" style:parent-style-name="Standard" style:default-outline-level="">
      <style:paragraph-properties fo:margin-top="0cm" fo:margin-bottom="0.3cm" loext:contextual-spacing="false" fo:line-height="110%">
        <style:tab-stops>
          <style:tab-stop style:position="8.999cm"/>
        </style:tab-stops>
      </style:paragraph-properties>
      <style:text-properties fo:color="#000000" style:font-name="Arial" fo:font-family="Arial" style:font-family-generic="roman" style:font-pitch="variable" style:font-size-complex="9pt"/>
    </style:style>
    <style:style style:name="TabelleContent" style:family="paragraph" style:parent-style-name="Content" style:default-outline-level="">
      <style:paragraph-properties fo:margin-top="0cm" fo:margin-bottom="0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CTitel" style:family="paragraph" style:parent-style-name="Content" style:next-style-name="Content" style:default-outline-level="">
      <style:paragraph-properties fo:margin-top="1.499cm" fo:margin-bottom="0.499cm" loext:contextual-spacing="false" fo:keep-with-next="always"/>
      <style:text-properties fo:font-size="16pt" style:font-size-asian="16pt"/>
    </style:style>
    <style:style style:name="Default_20_Paragraph_20_Font" style:display-name="Default Paragraph Font" style:family="text"/>
    <style:style style:name="fett_20_TH" style:display-name="fett TH" style:family="text">
      <style:text-properties style:font-name="Arial" fo:font-family="Arial" style:font-family-generic="roman" style:font-pitch="variable" fo:font-weight="bold" style:font-weight-asian="bold"/>
    </style:style>
    <style:style style:name="Internet_20_link" style:display-name="Internet link" style:family="text">
      <style:text-properties style:text-underline-style="none" fo:font-weight="normal" style:font-weight-asian="normal"/>
    </style:style>
    <style:style style:name="Überschrift_20_2_20_Zchn" style:display-name="Überschrift 2 Zchn" style:family="text">
      <style:text-properties fo:color="#000000" fo:font-size="12pt" style:font-size-asian="12pt" style:font-size-complex="14pt" style:font-style-complex="italic" style:font-weight-complex="bold"/>
    </style:style>
    <style:style style:name="Überschrift_20_1_20_Zchn" style:display-name="Überschrift 1 Zchn" style:family="text">
      <style:text-properties fo:color="#000000" fo:font-size="15.5pt" style:font-size-asian="15.5pt" style:font-name-complex="Arial1" style:font-family-complex="Arial" style:font-family-generic-complex="system" style:font-pitch-complex="variable"/>
    </style:style>
    <style:style style:name="kursiv_20_TH" style:display-name="kursiv TH" style:family="text">
      <style:text-properties style:font-name="Arial" fo:font-family="Arial" style:font-family-generic="roman" style:font-pitch="variable" fo:font-style="italic" style:font-style-asian="italic"/>
    </style:style>
    <style:style style:name="Überschrift_20_3_20_Zchn" style:display-name="Überschrift 3 Zchn" style:family="text">
      <style:text-properties fo:color="#000000" fo:font-weight="bold" style:rfc-language-tag-asian="x-none" style:font-weight-asian="bold" style:font-size-complex="12pt" style:font-style-complex="italic" style:font-weight-complex="bold"/>
    </style:style>
    <style:style style:name="Überschrift_20_4_20_Zchn" style:display-name="Überschrift 4 Zchn" style:family="text">
      <style:text-properties fo:color="#000000" fo:font-style="italic" style:font-style-asian="italic" style:font-size-complex="11.5pt" style:font-weight-complex="bold"/>
    </style:style>
    <style:style style:name="Überschrift_20_5_20_Zchn" style:display-name="Überschrift 5 Zchn" style:family="text">
      <style:text-properties fo:font-weight="bold" style:font-weight-asian="bold"/>
    </style:style>
    <style:style style:name="Überschrift_20_6_20_Zchn" style:display-name="Überschrift 6 Zchn" style:family="text">
      <style:text-properties style:font-name="Times New Roman" fo:font-family="'Times New Roman'" style:font-family-generic="roman" style:font-pitch="variable" fo:font-size="8pt" fo:font-style="italic" fo:font-weight="bold" style:font-size-asian="8pt" style:font-style-asian="italic" style:font-weight-asian="bold"/>
    </style:style>
    <style:style style:name="Überschrift_20_7_20_Zchn" style:display-name="Überschrift 7 Zchn" style:family="text">
      <style:text-properties fo:color="#000000" fo:font-weight="bold" style:font-weight-asian="bold" style:font-weight-complex="bold"/>
    </style:style>
    <style:style style:name="Überschrift_20_8_20_Zchn" style:display-name="Überschrift 8 Zchn" style:family="text">
      <style:text-properties style:font-name="Times New Roman" fo:font-family="'Times New Roman'" style:font-family-generic="roman" style:font-pitch="variable" fo:font-style="italic" style:font-style-asian="italic" style:font-size-complex="12pt" style:font-style-complex="italic"/>
    </style:style>
    <style:style style:name="Überschrift_20_9_20_Zchn" style:display-name="Überschrift 9 Zchn" style:family="text">
      <style:text-properties style:font-name-complex="Arial1" style:font-family-complex="Arial" style:font-family-generic-complex="system" style:font-pitch-complex="variable" style:font-size-complex="11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H_20_Orange" style:display-name="TH Orange" style:family="text">
      <style:text-properties fo:color="#ea5b0c"/>
    </style:style>
    <style:style style:name="TH_20_Rot" style:display-name="TH Rot" style:family="text">
      <style:text-properties fo:color="#c90c0f" fo:font-weight="normal" style:font-weight-asian="normal"/>
    </style:style>
    <style:style style:name="TH_20_Violett" style:display-name="TH Violett" style:family="text">
      <style:text-properties fo:color="#b82585"/>
    </style:style>
    <style:style style:name="FollowedHyperlink" style:family="text" style:parent-style-name="Default_20_Paragraph_20_Font">
      <style:text-properties style:use-window-font-color="true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fo:color="#000000" fo:font-size="7.5pt" style:font-name-asian="Calibri" style:font-family-asian="Calibri" style:font-family-generic-asian="system" style:font-pitch-asian="variable" style:font-size-asian="7.5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outline-level-style>
      <text:outline-level-style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TH_20_Köln_20_Arial" style:display-name="Liste TH Köln Arial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ufzählung_20_Strich" style:display-name="Liste Aufzählung Strich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ufzählung_20_1-2-3" style:display-name="Liste Aufzählung 1-2-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ufzählung_20_a-b-c" style:display-name="Liste Aufzählung a-b-c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TH_20_Köln_20_Arial_20_2" style:display-name="Liste TH Köln Arial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TH_20_Köln_20_Arial_20_Abschlussarbeiten" style:display-name="Liste TH Köln Arial Abschlussarbeiten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6cm" fo:margin-left="1.4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cm" fo:margin-left="1.4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801cm" fo:margin-left="4.0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01cm" fo:margin-left="4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01cm" fo:margin-left="5.6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801cm" fo:margin-left="6.40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01cm" fo:margin-left="7.2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cm" fo:margin-left="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85cm" fo:text-indent="-0.801cm" fo:margin-left="2.6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45cm" fo:text-indent="-0.801cm" fo:margin-left="3.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05cm" fo:text-indent="-0.801cm" fo:margin-left="3.79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65cm" fo:text-indent="-0.801cm" fo:margin-left="4.39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249cm" fo:text-indent="-0.801cm" fo:margin-left="4.99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849cm" fo:text-indent="-0.801cm" fo:margin-left="5.59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fo:font-family="Symbol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  <style:text-properties fo:font-family="Symbol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cm" fo:text-indent="-0.6cm" fo:margin-left="2cm"/>
        </style:list-level-properties>
        <style:text-properties fo:font-family="Symbol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I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6cm" fo:margin-left="1.4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cm" fo:margin-left="1.4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801cm" fo:margin-left="4.0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01cm" fo:margin-left="4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01cm" fo:margin-left="5.6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801cm" fo:margin-left="6.40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01cm" fo:margin-left="7.2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cm" fo:margin-left="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85cm" fo:text-indent="-0.801cm" fo:margin-left="2.6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45cm" fo:text-indent="-0.801cm" fo:margin-left="3.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05cm" fo:text-indent="-0.801cm" fo:margin-left="3.79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65cm" fo:text-indent="-0.801cm" fo:margin-left="4.39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5.249cm" fo:text-indent="-0.801cm" fo:margin-left="4.99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849cm" fo:text-indent="-0.801cm" fo:margin-left="5.59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fo:font-family="Symbol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  <style:text-properties fo:font-family="Symbol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cm" fo:text-indent="-0.6cm" fo:margin-left="2cm"/>
        </style:list-level-properties>
        <style:text-properties fo:font-family="Symbol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Top " style:num-format="1">
        <style:list-level-properties text:list-level-position-and-space-mode="label-alignment">
          <style:list-level-label-alignment text:label-followed-by="listtab" fo:text-indent="-1.401cm" fo:margin-left="1.40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I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I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I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I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I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I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cm" fo:margin-left="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85cm" fo:text-indent="-0.801cm" fo:margin-left="2.6cm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3.45cm" fo:text-indent="-0.801cm" fo:margin-left="3.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05cm" fo:text-indent="-0.801cm" fo:margin-left="3.79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65cm" fo:text-indent="-0.801cm" fo:margin-left="4.399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5.249cm" fo:text-indent="-0.801cm" fo:margin-left="4.99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849cm" fo:text-indent="-0.801cm" fo:margin-left="5.59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6cm" fo:margin-left="1.4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cm" fo:margin-left="1.4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801cm" fo:margin-left="4.0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01cm" fo:margin-left="4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01cm" fo:margin-left="5.6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801cm" fo:margin-left="6.40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01cm" fo:margin-left="7.2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6cm" fo:margin-left="1.4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cm" fo:margin-left="1.4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801cm" fo:margin-left="4.0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01cm" fo:margin-left="4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01cm" fo:margin-left="5.6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801cm" fo:margin-left="6.40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01cm" fo:margin-left="7.2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cm" fo:margin-left="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85cm" fo:text-indent="-0.801cm" fo:margin-left="2.6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.45cm" fo:text-indent="-0.801cm" fo:margin-left="3.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05cm" fo:text-indent="-0.801cm" fo:margin-left="3.79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65cm" fo:text-indent="-0.801cm" fo:margin-left="4.39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5.249cm" fo:text-indent="-0.801cm" fo:margin-left="4.99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849cm" fo:text-indent="-0.801cm" fo:margin-left="5.59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fo:font-family="Symbol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  <style:text-properties fo:font-family="Symbol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cm" fo:text-indent="-0.6cm" fo:margin-left="2cm"/>
        </style:list-level-properties>
        <style:text-properties fo:font-family="Symbol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fo:font-family="Symbol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  <style:text-properties fo:font-family="Symbol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cm" fo:text-indent="-0.6cm" fo:margin-left="2cm"/>
        </style:list-level-properties>
        <style:text-properties fo:font-family="Symbol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fo:font-family="Symbol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  <style:text-properties fo:font-family="Symbol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cm" fo:text-indent="-0.6cm" fo:margin-left="2cm"/>
        </style:list-level-properties>
        <style:text-properties fo:font-family="Symbol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6cm" fo:margin-left="1.4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cm" fo:margin-left="1.4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801cm" fo:margin-left="4.0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01cm" fo:margin-left="4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01cm" fo:margin-left="5.6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801cm" fo:margin-left="6.40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01cm" fo:margin-left="7.2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cm" fo:margin-left="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85cm" fo:text-indent="-0.801cm" fo:margin-left="2.6cm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3.45cm" fo:text-indent="-0.801cm" fo:margin-left="3.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05cm" fo:text-indent="-0.801cm" fo:margin-left="3.79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65cm" fo:text-indent="-0.801cm" fo:margin-left="4.399cm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5.249cm" fo:text-indent="-0.801cm" fo:margin-left="4.99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849cm" fo:text-indent="-0.801cm" fo:margin-left="5.59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fo:font-family="Symbol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  <style:text-properties fo:font-family="Symbol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cm" fo:text-indent="-0.6cm" fo:margin-left="2cm"/>
        </style:list-level-properties>
        <style:text-properties fo:font-family="Symbol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401cm" fo:text-indent="-1.401cm" fo:margin-left="1.4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01cm" fo:text-indent="-1.401cm" fo:margin-left="1.40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051cm" fo:text-indent="-1.051cm" fo:margin-left="1.051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23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Kopf-_2f_Fußzeile_20_TH">
      <style:paragraph-properties>
        <style:tab-stops>
          <style:tab-stop style:position="15.503cm" style:type="right"/>
        </style:tab-stops>
      </style:paragraph-properties>
    </style:style>
    <style:style style:name="MP2" style:family="paragraph" style:parent-style-name="Kopf-_2f_Fußzeile_20_TH">
      <style:paragraph-properties fo:text-align="center" style:justify-single-word="false">
        <style:tab-stops>
          <style:tab-stop style:position="15.503cm" style:type="right"/>
        </style:tab-stops>
      </style:paragraph-properties>
    </style:style>
    <style:style style:name="MP3" style:family="paragraph" style:parent-style-name="Kopf-_2f_Fußzeile_20_TH">
      <style:paragraph-properties>
        <style:tab-stops>
          <style:tab-stop style:position="11.901cm"/>
        </style:tab-stops>
      </style:paragraph-properties>
    </style:style>
    <style:style style:name="MP4" style:family="paragraph">
      <loext:graphic-properties draw:fill="solid" draw:fill-color="#c60c0f"/>
      <style:paragraph-properties fo:text-align="start"/>
    </style:style>
    <style:style style:name="MP5" style:family="paragraph">
      <loext:graphic-properties draw:fill="solid" draw:fill-color="#ea5b0c"/>
      <style:paragraph-properties fo:text-align="start"/>
    </style:style>
    <style:style style:name="MP6" style:family="paragraph">
      <loext:graphic-properties draw:fill="solid" draw:fill-color="#b62584"/>
      <style:paragraph-properties fo:text-align="start"/>
    </style:style>
    <style:style style:name="MT1" style:family="text"/>
    <style:style style:name="MT2" style:family="text">
      <style:text-properties officeooo:rsid="001c07c5"/>
    </style:style>
    <style:style style:name="Mfr1" style:family="graphic" style:parent-style-name="Graphics">
      <style:graphic-properties fo:margin-left="0.318cm" fo:margin-right="0.318cm" fo:margin-top="0cm" fo:margin-bottom="0.002cm" style:run-through="back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.318cm" fo:margin-right="0.319cm" fo:margin-top="0cm" fo:margin-bottom="0.021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svg:stroke-width="0.071cm" draw:fill="solid" draw:fill-color="#c60c0f" draw:textarea-vertical-align="middle" draw:auto-grow-height="false" draw:fit-to-size="false" style:shrink-to-fit="false" fo:min-height="0cm" fo:min-width="4.72cm" fo:padding-top="0.127cm" fo:padding-bottom="0.127cm" fo:padding-left="0.254cm" fo:padding-right="0.254cm" fo:wrap-option="wrap" style:run-through="background"/>
    </style:style>
    <style:style style:name="Mgr3" style:family="graphic">
      <style:graphic-properties draw:stroke="none" svg:stroke-width="0.071cm" draw:fill="solid" draw:fill-color="#ea5b0c" draw:textarea-vertical-align="middle" draw:auto-grow-height="false" draw:fit-to-size="false" style:shrink-to-fit="false" fo:min-height="0cm" fo:min-width="4.72cm" fo:padding-top="0.127cm" fo:padding-bottom="0.127cm" fo:padding-left="0.254cm" fo:padding-right="0.254cm" fo:wrap-option="wrap" style:run-through="background"/>
    </style:style>
    <style:style style:name="Mgr4" style:family="graphic">
      <style:graphic-properties draw:stroke="none" svg:stroke-width="0.071cm" draw:fill="solid" draw:fill-color="#b62584" draw:textarea-vertical-align="middle" draw:auto-grow-height="false" draw:fit-to-size="false" style:shrink-to-fit="false" fo:min-height="0cm" fo:min-width="4.718cm" fo:padding-top="0.127cm" fo:padding-bottom="0.127cm" fo:padding-left="0.254cm" fo:padding-right="0.254cm" fo:wrap-option="wrap" style:run-through="background"/>
    </style:style>
    <style:page-layout style:name="Mpm1">
      <style:page-layout-properties fo:page-width="21.001cm" fo:page-height="29.7cm" style:num-format="1" style:print-orientation="portrait" fo:margin-top="1cm" fo:margin-bottom="0.6cm" fo:margin-left="3.281cm" fo:margin-right="1.9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8cm" fo:margin-left="0cm" fo:margin-right="0cm" fo:margin-bottom="1.679cm" style:dynamic-spacing="true"/>
      </style:header-style>
      <style:footer-style>
        <style:header-footer-properties fo:min-height="1.681cm" fo:margin-left="0cm" fo:margin-right="0cm" fo:margin-top="1.58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cm" fo:margin-bottom="0.6cm" fo:margin-left="2.281cm" fo:margin-right="2.78cm" style:writing-mode="lr-tb" style:layout-grid-color="#c0c0c0" style:layout-grid-lines="2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81cm" fo:margin-left="0cm" fo:margin-right="0cm" fo:margin-bottom="2.18cm" style:dynamic-spacing="true"/>
      </style:header-style>
      <style:footer-style>
        <style:header-footer-properties fo:min-height="1.371cm" fo:margin-left="0cm" fo:margin-right="0cm" fo:margin-top="1.2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fett_20_TH"><text:tab/></text:span><text:page-number style:num-format="1" text:select-page="current">3</text:page-number></text:p>
        <text:p text:style-name="MP2">Systementwurfs-Praktikum<text:line-break/><text:span text:style-name="MT2">driving-e-car.de</text:span><text:line-break/><text:span text:style-name="MT2">Besprechungsprotokoll</text:span></text:p>
      </style:header>
      <style:footer>
        <text:p text:style-name="MP3"><text:bookmark-start text:name="OLE_LINK8"/><text:bookmark-start text:name="OLE_LINK17"/><text:bookmark-start text:name="OLE_LINK18"/><text:bookmark-start text:name="OLE_LINK19"/><text:bookmark-start text:name="OLE_LINK45"/><text:bookmark-start text:name="OLE_LINK46"/><text:bookmark-start text:name="OLE_LINK7"/>TH Köln<text:bookmark-end text:name="OLE_LINK8"/><text:bookmark-end text:name="OLE_LINK17"/><text:bookmark-end text:name="OLE_LINK18"/><text:bookmark-end text:name="OLE_LINK19"/><text:bookmark-end text:name="OLE_LINK45"/><text:bookmark-end text:name="OLE_LINK46"/><text:bookmark-end text:name="OLE_LINK7"/></text:p>
      </style:footer>
    </style:master-page>
    <style:master-page style:name="First_20_Page" style:display-name="First Page" style:page-layout-name="Mpm1" style:next-style-name="Standard">
      <style:header>
        <text:p text:style-name="Kopf-_2f_Fußzeile_20_TH"><draw:g text:anchor-type="paragraph" draw:z-index="1" draw:name="Gruppieren 2" draw:style-name="Mgr1"><draw:custom-shape draw:name="Rechteck 5" draw:style-name="Mgr2" draw:text-style-name="MP4" svg:width="5.227cm" svg:height="0.138cm" svg:x="2.794cm" svg:y="1.88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eck 7" draw:style-name="Mgr3" draw:text-style-name="MP5" svg:width="5.227cm" svg:height="0.137cm" svg:x="8.012cm" svg:y="1.88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eck 8" draw:style-name="Mgr4" draw:text-style-name="MP6" svg:width="5.225cm" svg:height="0.137cm" svg:x="13.231cm" svg:y="1.88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bookmark text:name="OLE_LINK10"/><text:bookmark text:name="OLE_LINK11"/><text:bookmark text:name="OLE_LINK3"/><text:bookmark text:name="OLE_LINK9"/></text:p>
      </style:header>
      <style:footer>
        <text:p text:style-name="Standard"><draw:frame draw:style-name="Mfr1" draw:name="Grafik 12" text:anchor-type="char" svg:x="13.122cm" svg:y="25.513cm" svg:width="4.089cm" svg:height="2.221cm" draw:z-index="0"><draw:image xlink:href="Pictures/10002C5000000FC800000888EF2C04D1620E6C15.emf" xlink:type="simple" xlink:show="embed" xlink:actuate="onLoad" loext:mime-type="image/x-emf"/><draw:image xlink:href="Pictures/1000020100000099000000532ED292E5C901EA73.png" xlink:type="simple" xlink:show="embed" xlink:actuate="onLoad" loext:mime-type="image/png"/><svg:desc>Logo TH Köln</svg:desc></draw:frame></text:p>
      </style:footer>
    </style:master-page>
    <style:master-page style:name="Converted1" style:page-layout-name="Mpm2">
      <style:header>
        <text:p text:style-name="MP1"><text:span text:style-name="fett_20_TH"><text:tab/></text:span><text:page-number style:num-format="1" text:select-page="current">0</text:page-number></text:p>
        <text:p text:style-name="MP2">Systementwurfs-Praktikum<text:line-break/><text:variable-get text:name="Projekttitel" style:data-style-name="N0">sdfsdfsdf</text:variable-get><text:line-break/>Testprotokoll</text:p>
      </style:header>
      <style:footer>
        <text:p text:style-name="MP3">TH Köln</text:p>
      </style:footer>
    </style:master-page>
    <style:master-page style:name="Converted2" style:page-layout-name="Mpm2" style:next-style-name="Converted1">
      <style:header>
        <text:p text:style-name="Header"/>
      </style:header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rlage Skript, Bericht, Dokumentation</dc:title>
    <meta:initial-creator>René Wörzberger</meta:initial-creator>
    <meta:keyword>Wordvorlage</meta:keyword>
    <meta:keyword>Office-Dokumentvorlage</meta:keyword>
    <dc:description>Version 2.1  10/2017</dc:description>
    <meta:editing-cycles>33</meta:editing-cycles>
    <meta:print-date>2017-10-18T10:34:00</meta:print-date>
    <meta:creation-date>2018-10-11T09:04:00</meta:creation-date>
    <dc:date>2018-11-06T19:49:46.635448112</dc:date>
    <meta:editing-duration>PT4H5M38S</meta:editing-duration>
    <meta:generator>LibreOffice/6.1.3.2$Linux_X86_64 LibreOffice_project/10$Build-2</meta:generator>
    <meta:document-statistic meta:table-count="1" meta:image-count="1" meta:object-count="0" meta:page-count="3" meta:paragraph-count="62" meta:word-count="385" meta:character-count="3035" meta:non-whitespace-character-count="2705"/>
    <meta:user-defined meta:name="AppVersion">16.0000</meta:user-defined>
    <meta:user-defined meta:name="Company">TH Köl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